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J" style:family="table-column">
      <style:table-column-properties style:column-width="0.6931in" style:rel-column-width="655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J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J2" style:family="table-cell">
      <style:table-cell-properties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24in" style:rel-column-width="6553*"/>
    </style:style>
    <style:style style:name="Table2.J" style:family="table-column">
      <style:table-column-properties style:column-width="0.6931in" style:rel-column-width="6558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J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J2" style:family="table-cell">
      <style:table-cell-properties fo:padding="0.0382in" fo:border-left="0.05pt solid #000000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caca3" officeooo:paragraph-rsid="001caca3"/>
    </style:style>
    <style:style style:name="P2" style:family="paragraph" style:parent-style-name="Standard">
      <style:text-properties fo:font-weight="bold" officeooo:rsid="001caca3" officeooo:paragraph-rsid="001caca3" style:font-weight-asian="bold" style:font-weight-complex="bold"/>
    </style:style>
    <style:style style:name="P3" style:family="paragraph" style:parent-style-name="Standard">
      <style:text-properties fo:font-weight="bold" officeooo:rsid="001dd311" officeooo:paragraph-rsid="001dd311" style:font-weight-asian="bold" style:font-weight-complex="bold"/>
    </style:style>
    <style:style style:name="P4" style:family="paragraph" style:parent-style-name="Standard">
      <style:text-properties fo:font-weight="bold" officeooo:rsid="001dd311" officeooo:paragraph-rsid="001e966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caca3" officeooo:paragraph-rsid="001caca3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1f211" officeooo:paragraph-rsid="0021f211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1feaa" officeooo:paragraph-rsid="0021feaa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4aad2" officeooo:paragraph-rsid="0024aad2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4aad2" officeooo:paragraph-rsid="0024aad2" style:font-weight-asian="bold" style:font-weight-complex="bold"/>
    </style:style>
    <style:style style:name="P10" style:family="paragraph" style:parent-style-name="Table_20_Contents">
      <style:text-properties officeooo:rsid="0024aad2" officeooo:paragraph-rsid="0024aad2"/>
    </style:style>
    <style:style style:name="P11" style:family="paragraph" style:parent-style-name="Table_20_Contents">
      <style:text-properties fo:font-weight="bold" officeooo:rsid="0024aad2" officeooo:paragraph-rsid="0024aad2" style:font-weight-asian="bold" style:font-weight-complex="bold"/>
    </style:style>
    <style:style style:name="P12" style:family="paragraph" style:parent-style-name="Table_20_Contents">
      <style:text-properties officeooo:paragraph-rsid="0024aad2"/>
    </style:style>
    <style:style style:name="P13" style:family="paragraph" style:parent-style-name="Table_20_Contents">
      <style:text-properties fo:font-size="11pt" officeooo:rsid="00255875" officeooo:paragraph-rsid="00255875" style:font-size-asian="11pt" style:font-size-complex="11pt"/>
    </style:style>
    <style:style style:name="P14" style:family="paragraph" style:parent-style-name="Standard">
      <style:text-properties fo:font-weight="normal" officeooo:rsid="001caca3" officeooo:paragraph-rsid="001caca3" style:font-weight-asian="normal" style:font-weight-complex="normal"/>
    </style:style>
    <style:style style:name="P15" style:family="paragraph" style:parent-style-name="Standard">
      <style:text-properties fo:font-weight="normal" officeooo:rsid="001dd311" officeooo:paragraph-rsid="001caca3" style:font-weight-asian="normal" style:font-weight-complex="normal"/>
    </style:style>
    <style:style style:name="P16" style:family="paragraph" style:parent-style-name="Standard">
      <style:text-properties fo:font-weight="normal" officeooo:rsid="001dd311" officeooo:paragraph-rsid="001dd311" style:font-weight-asian="normal" style:font-weight-complex="normal"/>
    </style:style>
    <style:style style:name="P17" style:family="paragraph" style:parent-style-name="Standard">
      <style:text-properties fo:font-weight="normal" officeooo:rsid="001e966a" officeooo:paragraph-rsid="001dd311" style:font-weight-asian="normal" style:font-weight-complex="normal"/>
    </style:style>
    <style:style style:name="P18" style:family="paragraph" style:parent-style-name="Standard">
      <style:text-properties fo:font-weight="normal" officeooo:rsid="001e966a" officeooo:paragraph-rsid="001e966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1f211" officeooo:paragraph-rsid="0021f211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1feaa" officeooo:paragraph-rsid="0021feaa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4aad2" officeooo:paragraph-rsid="0025e33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5e333" officeooo:paragraph-rsid="0025e333" style:font-weight-asian="normal" style:font-weight-complex="normal"/>
    </style:style>
    <style:style style:name="P23" style:family="paragraph" style:parent-style-name="Standard">
      <style:text-properties style:text-underline-style="none" fo:font-weight="bold" officeooo:rsid="0024aad2" officeooo:paragraph-rsid="0025e333" style:font-weight-asian="bold" style:font-weight-complex="bold"/>
    </style:style>
    <style:style style:name="P24" style:family="paragraph" style:parent-style-name="Standard">
      <style:paragraph-properties fo:break-before="page"/>
      <style:text-properties style:text-underline-style="none" fo:font-weight="normal" officeooo:rsid="0025e333" officeooo:paragraph-rsid="0025e333" style:font-weight-asian="normal" style:font-weight-complex="normal"/>
    </style:style>
    <style:style style:name="P25" style:family="paragraph" style:parent-style-name="Table_20_Contents">
      <style:text-properties fo:font-weight="bold" officeooo:rsid="0024aad2" officeooo:paragraph-rsid="0025e333" style:font-weight-asian="bold" style:font-weight-complex="bold"/>
    </style:style>
    <style:style style:name="P26" style:family="paragraph" style:parent-style-name="Table_20_Contents">
      <style:text-properties officeooo:rsid="0024aad2" officeooo:paragraph-rsid="0025e333"/>
    </style:style>
    <style:style style:name="P27" style:family="paragraph" style:parent-style-name="Table_20_Contents">
      <style:text-properties fo:font-size="11pt" officeooo:rsid="00255875" officeooo:paragraph-rsid="0025e333" style:font-size-asian="11pt" style:font-size-complex="11pt"/>
    </style:style>
    <style:style style:name="P28" style:family="paragraph" style:parent-style-name="Table_20_Contents">
      <style:text-properties officeooo:paragraph-rsid="0025e33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d311" style:font-weight-asian="normal" style:font-weight-complex="normal"/>
    </style:style>
    <style:style style:name="T3" style:family="text">
      <style:text-properties fo:font-weight="normal" officeooo:rsid="001e966a" style:font-weight-asian="normal" style:font-weight-complex="normal"/>
    </style:style>
    <style:style style:name="T4" style:family="text">
      <style:text-properties fo:font-weight="normal" officeooo:rsid="001f90aa" style:font-weight-asian="normal" style:font-weight-complex="normal"/>
    </style:style>
    <style:style style:name="T5" style:family="text">
      <style:text-properties fo:font-weight="normal" officeooo:rsid="0020cacd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1fea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ena Bales and Josh Bowen</text:p>
      <text:p text:style-name="P1">01/11/2016</text:p>
      <text:p text:style-name="P1"/>
      <text:p text:style-name="P2">CS325 – Analysis of Algorithms – Group Assignment 1</text:p>
      <text:p text:style-name="P2"/>
      <text:p text:style-name="P5">Pseudocode</text:p>
      <text:p text:style-name="P2"/>
      <text:p text:style-name="P14">Algorithm 1 – Enumeration:</text:p>
      <text:p text:style-name="P14">sum is an integer</text:p>
      <text:p text:style-name="P14">maxsum is an integer</text:p>
      <text:p text:style-name="P14">a is an array with n+1 entries</text:p>
      <text:p text:style-name="P2"/>
      <text:p text:style-name="P14">maxsum = 0</text:p>
      <text:p text:style-name="P14">for i from 0 to (n-1) do</text:p>
      <text:p text:style-name="P14"><text:tab/>for j from 1 to n do</text:p>
      <text:p text:style-name="P14"><text:tab/><text:tab/>sum = 0</text:p>
      <text:p text:style-name="P14"><text:tab/><text:tab/>for k from i to j do</text:p>
      <text:p text:style-name="P14"><text:tab/><text:tab/><text:tab/>sum += a[k]</text:p>
      <text:p text:style-name="P14"><text:tab/><text:tab/>if sum &gt; maxsum</text:p>
      <text:p text:style-name="P14"><text:tab/><text:tab/><text:tab/>maxsum = sum</text:p>
      <text:p text:style-name="P2"/>
      <text:p text:style-name="P2"/>
      <text:p text:style-name="P14">Algorithm 2 – Better Enumeration:</text:p>
      <text:p text:style-name="P14">sum is an integer</text:p>
      <text:p text:style-name="P14">maxsum is an integer</text:p>
      <text:p text:style-name="P14">a is an array with n+1 entries</text:p>
      <text:p text:style-name="P2"/>
      <text:p text:style-name="P14">sum = 0</text:p>
      <text:p text:style-name="P14">maxsum = 0</text:p>
      <text:p text:style-name="P2"><text:span text:style-name="T1">for j from </text:span><text:span text:style-name="T5">1</text:span><text:span text:style-name="T1"> to </text:span><text:span text:style-name="T2">length(a)</text:span><text:span text:style-name="T1"> do</text:span></text:p>
      <text:p text:style-name="P2"><text:span text:style-name="T1"><text:tab/></text:span><text:span text:style-name="T2">sum = 0</text:span></text:p>
      <text:p text:style-name="P15"><text:tab/>for i from 0 to j do</text:p>
      <text:p text:style-name="P2"><text:span text:style-name="T1"><text:tab/><text:tab/>sum += a[</text:span><text:span text:style-name="T2">i</text:span><text:span text:style-name="T1">]</text:span></text:p>
      <text:p text:style-name="P2"><text:span text:style-name="T1"><text:tab/><text:tab/></text:span><text:span text:style-name="T2">if sum &gt; maxsum</text:span></text:p>
      <text:p text:style-name="P15"><text:tab/><text:tab/><text:tab/>maxsum = sum</text:p>
      <text:p text:style-name="P15"><text:tab/>for i from 0 to j</text:p>
      <text:p text:style-name="P15"><text:tab/><text:tab/>sum -= a[i]</text:p>
      <text:p text:style-name="P15"><text:tab/><text:tab/>if sum &gt; maxsum</text:p>
      <text:p text:style-name="P15"><text:tab/><text:tab/><text:tab/>maxsum = sum</text:p>
      <text:p text:style-name="P2"/>
      <text:p text:style-name="P2"/>
      <text:p text:style-name="P16">Algorithm 3 – Dynamic Programming</text:p>
      <text:p text:style-name="P16">a is an array with n entries</text:p>
      <text:p text:style-name="P16">maxsub is an integer</text:p>
      <text:p text:style-name="P16">maxsuf is an integer</text:p>
      <text:p text:style-name="P3"/>
      <text:p text:style-name="P16">maxsub = 0</text:p>
      <text:p text:style-name="P16">maxsuf = 0</text:p>
      <text:p text:style-name="P3"><text:span text:style-name="T1">for i from </text:span><text:span text:style-name="T4">1</text:span><text:span text:style-name="T1"> </text:span><text:span text:style-name="T3">to length(a) do</text:span></text:p>
      <text:p text:style-name="P17"><text:soft-page-break/><text:tab/>if maxsuf + a[i] &gt; 0</text:p>
      <text:p text:style-name="P17"><text:tab/><text:tab/>maxsuf += a[i]</text:p>
      <text:p text:style-name="P17"><text:tab/>else</text:p>
      <text:p text:style-name="P17"><text:tab/><text:tab/>maxsuf = 0</text:p>
      <text:p text:style-name="P18"><text:tab/>if maxsub &lt; maxsuf</text:p>
      <text:p text:style-name="P18"><text:tab/><text:tab/>maxsub = maxsuf</text:p>
      <text:p text:style-name="P4"/>
      <text:p text:style-name="P6">Runtime Analysis</text:p>
      <text:p text:style-name="P6"/>
      <text:p text:style-name="P19">Algorithm 1 – Enumeration</text:p>
      <text:p text:style-name="P6"><text:span text:style-name="T6">sum from i=0 to n-1 of( sum from j=1 to n of( </text:span><text:span text:style-name="T7">sum from k=i to j of ( add ) + comp </text:span><text:span text:style-name="T6">))</text:span></text:p>
      <text:p text:style-name="P20">O(n^3)</text:p>
      <text:p text:style-name="P7"/>
      <text:p text:style-name="P20">Algorithm 2 – Better Enumeration</text:p>
      <text:p text:style-name="P20">sum from j=1 to n of( sum from i=0 to j of( 1 add and 1 comp ) + sum from i=0 to j of( 1 sub and 1 comp ))</text:p>
      <text:p text:style-name="P20">O(nlogn)</text:p>
      <text:p text:style-name="P7"/>
      <text:p text:style-name="P20">Algorithm 3 – Dynamic Programming</text:p>
      <text:p text:style-name="P20">sum from i=0 to n of( <text:s/>2 add and 2 comp )</text:p>
      <text:p text:style-name="P20">O(n)</text:p>
      <text:p text:style-name="P4"/>
      <text:p text:style-name="P8"><text:span text:style-name="T3">E</text:span><text:span text:style-name="T1">xperimental Runtime Analysis</text:span></text:p>
      <text:p text:style-name="P9"/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office:value-type="string">
            <text:p text:style-name="P11">N</text:p>
          </table:table-cell>
          <table:table-cell table:style-name="Table1.A1" office:value-type="string">
            <text:p text:style-name="P11">100</text:p>
          </table:table-cell>
          <table:table-cell table:style-name="Table1.A1" office:value-type="string">
            <text:p text:style-name="P11">200</text:p>
          </table:table-cell>
          <table:table-cell table:style-name="Table1.A1" office:value-type="string">
            <text:p text:style-name="P11">300</text:p>
          </table:table-cell>
          <table:table-cell table:style-name="Table1.A1" office:value-type="string">
            <text:p text:style-name="P11">400</text:p>
          </table:table-cell>
          <table:table-cell table:style-name="Table1.A1" office:value-type="string">
            <text:p text:style-name="P11">500</text:p>
          </table:table-cell>
          <table:table-cell table:style-name="Table1.A1" office:value-type="string">
            <text:p text:style-name="P11">600</text:p>
          </table:table-cell>
          <table:table-cell table:style-name="Table1.A1" office:value-type="string">
            <text:p text:style-name="P11">700</text:p>
          </table:table-cell>
          <table:table-cell table:style-name="Table1.A1" office:value-type="string">
            <text:p text:style-name="P11">800</text:p>
          </table:table-cell>
          <table:table-cell table:style-name="Table1.J1" office:value-type="string">
            <text:p text:style-name="P11">900</text:p>
          </table:table-cell>
        </table:table-row>
        <table:table-row>
          <table:table-cell table:style-name="Table1.A2" office:value-type="string">
            <text:p text:style-name="P11">A1</text:p>
          </table:table-cell>
          <table:table-cell table:style-name="Table1.A2" office:value-type="string">
            <text:p text:style-name="P13">0.001163</text:p>
          </table:table-cell>
          <table:table-cell table:style-name="Table1.A2" office:value-type="string">
            <text:p text:style-name="P13">0.008885</text:p>
          </table:table-cell>
          <table:table-cell table:style-name="Table1.A2" office:value-type="string">
            <text:p text:style-name="P13">0.028255</text:p>
          </table:table-cell>
          <table:table-cell table:style-name="Table1.A2" office:value-type="string">
            <text:p text:style-name="P13">0.064608</text:p>
          </table:table-cell>
          <table:table-cell table:style-name="Table1.A2" office:value-type="string">
            <text:p text:style-name="P13">0.126310</text:p>
          </table:table-cell>
          <table:table-cell table:style-name="Table1.A2" office:value-type="string">
            <text:p text:style-name="P13">0.216502</text:p>
          </table:table-cell>
          <table:table-cell table:style-name="Table1.A2" office:value-type="string">
            <text:p text:style-name="P13">0.342391</text:p>
          </table:table-cell>
          <table:table-cell table:style-name="Table1.A2" office:value-type="string">
            <text:p text:style-name="P13">0.510172</text:p>
          </table:table-cell>
          <table:table-cell table:style-name="Table1.J2" office:value-type="string">
            <text:p text:style-name="P13">0.724427</text:p>
          </table:table-cell>
        </table:table-row>
        <table:table-row>
          <table:table-cell table:style-name="Table1.A2" office:value-type="string">
            <text:p text:style-name="P11">A2</text:p>
          </table:table-cell>
          <table:table-cell table:style-name="Table1.A2" office:value-type="string">
            <text:p text:style-name="P13">0.000068</text:p>
          </table:table-cell>
          <table:table-cell table:style-name="Table1.A2" office:value-type="string">
            <text:p text:style-name="P13">0.000256</text:p>
          </table:table-cell>
          <table:table-cell table:style-name="Table1.A2" office:value-type="string">
            <text:p text:style-name="P13">0.000567</text:p>
          </table:table-cell>
          <table:table-cell table:style-name="Table1.A2" office:value-type="string">
            <text:p text:style-name="P13">0.001003</text:p>
          </table:table-cell>
          <table:table-cell table:style-name="Table1.A2" office:value-type="string">
            <text:p text:style-name="P13">0.001580</text:p>
          </table:table-cell>
          <table:table-cell table:style-name="Table1.A2" office:value-type="string">
            <text:p text:style-name="P13">0.002266</text:p>
          </table:table-cell>
          <table:table-cell table:style-name="Table1.A2" office:value-type="string">
            <text:p text:style-name="P13">0.003147</text:p>
          </table:table-cell>
          <table:table-cell table:style-name="Table1.A2" office:value-type="string">
            <text:p text:style-name="P13">0.005534</text:p>
          </table:table-cell>
          <table:table-cell table:style-name="Table1.J2" office:value-type="string">
            <text:p text:style-name="P13">0.005450</text:p>
          </table:table-cell>
        </table:table-row>
        <table:table-row>
          <table:table-cell table:style-name="Table1.A4" office:value-type="string">
            <text:p text:style-name="P11">A3</text:p>
          </table:table-cell>
          <table:table-cell table:style-name="Table1.A4" office:value-type="string">
            <text:p text:style-name="P13">0.000013</text:p>
          </table:table-cell>
          <table:table-cell table:style-name="Table1.A4" office:value-type="string">
            <text:p text:style-name="P13">0.000016</text:p>
          </table:table-cell>
          <table:table-cell table:style-name="Table1.A4" office:value-type="string">
            <text:p text:style-name="P13">0.000024</text:p>
          </table:table-cell>
          <table:table-cell table:style-name="Table1.A4" office:value-type="string">
            <text:p text:style-name="P13">0.000029</text:p>
          </table:table-cell>
          <table:table-cell table:style-name="Table1.A4" office:value-type="string">
            <text:p text:style-name="P13">0.000037</text:p>
          </table:table-cell>
          <table:table-cell table:style-name="Table1.A4" office:value-type="string">
            <text:p text:style-name="P13">0.000043</text:p>
          </table:table-cell>
          <table:table-cell table:style-name="Table1.A4" office:value-type="string">
            <text:p text:style-name="P13">0.000050</text:p>
          </table:table-cell>
          <table:table-cell table:style-name="Table1.A4" office:value-type="string">
            <text:p text:style-name="P13">0.000058</text:p>
          </table:table-cell>
          <table:table-cell table:style-name="Table1.J4" office:value-type="string">
            <text:p text:style-name="P13">0.000064</text:p>
          </table:table-cell>
        </table:table-row>
      </table:table>
      <text:p text:style-name="P23"/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25">N</text:p>
          </table:table-cell>
          <table:table-cell table:style-name="Table2.A1" office:value-type="string">
            <text:p text:style-name="P25">1000</text:p>
          </table:table-cell>
          <table:table-cell table:style-name="Table2.A1" office:value-type="string">
            <text:p text:style-name="P25">2000</text:p>
          </table:table-cell>
          <table:table-cell table:style-name="Table2.A1" office:value-type="string">
            <text:p text:style-name="P25">3000</text:p>
          </table:table-cell>
          <table:table-cell table:style-name="Table2.A1" office:value-type="string">
            <text:p text:style-name="P25">4000</text:p>
          </table:table-cell>
          <table:table-cell table:style-name="Table2.A1" office:value-type="string">
            <text:p text:style-name="P25">5000</text:p>
          </table:table-cell>
          <table:table-cell table:style-name="Table2.A1" office:value-type="string">
            <text:p text:style-name="P25">6000</text:p>
          </table:table-cell>
          <table:table-cell table:style-name="Table2.A1" office:value-type="string">
            <text:p text:style-name="P25">7000</text:p>
          </table:table-cell>
          <table:table-cell table:style-name="Table2.A1" office:value-type="string">
            <text:p text:style-name="P25">8000</text:p>
          </table:table-cell>
          <table:table-cell table:style-name="Table2.J1" office:value-type="string">
            <text:p text:style-name="P25">9000</text:p>
          </table:table-cell>
        </table:table-row>
        <table:table-row>
          <table:table-cell table:style-name="Table2.A2" office:value-type="string">
            <text:p text:style-name="P25">A1</text:p>
          </table:table-cell>
          <table:table-cell table:style-name="Table2.A2" office:value-type="string">
            <text:p text:style-name="P26">/</text:p>
          </table:table-cell>
          <table:table-cell table:style-name="Table2.A2" office:value-type="string">
            <text:p text:style-name="P26">/</text:p>
          </table:table-cell>
          <table:table-cell table:style-name="Table2.A2" office:value-type="string">
            <text:p text:style-name="P26">/</text:p>
          </table:table-cell>
          <table:table-cell table:style-name="Table2.A2" office:value-type="string">
            <text:p text:style-name="P26">/</text:p>
          </table:table-cell>
          <table:table-cell table:style-name="Table2.A2" office:value-type="string">
            <text:p text:style-name="P26">/</text:p>
          </table:table-cell>
          <table:table-cell table:style-name="Table2.A2" office:value-type="string">
            <text:p text:style-name="P26">/</text:p>
          </table:table-cell>
          <table:table-cell table:style-name="Table2.A2" office:value-type="string">
            <text:p text:style-name="P28">/</text:p>
          </table:table-cell>
          <table:table-cell table:style-name="Table2.A2" office:value-type="string">
            <text:p text:style-name="P28">/</text:p>
          </table:table-cell>
          <table:table-cell table:style-name="Table2.J2" office:value-type="string">
            <text:p text:style-name="P28">/</text:p>
          </table:table-cell>
        </table:table-row>
        <table:table-row>
          <table:table-cell table:style-name="Table2.A2" office:value-type="string">
            <text:p text:style-name="P25">A2</text:p>
          </table:table-cell>
          <table:table-cell table:style-name="Table2.A2" office:value-type="string">
            <text:p text:style-name="P27">0.006772</text:p>
          </table:table-cell>
          <table:table-cell table:style-name="Table2.A2" office:value-type="string">
            <text:p text:style-name="P27">0.024944</text:p>
          </table:table-cell>
          <table:table-cell table:style-name="Table2.A2" office:value-type="string">
            <text:p text:style-name="P27">0.056858</text:p>
          </table:table-cell>
          <table:table-cell table:style-name="Table2.A2" office:value-type="string">
            <text:p text:style-name="P27">0.100243</text:p>
          </table:table-cell>
          <table:table-cell table:style-name="Table2.A2" office:value-type="string">
            <text:p text:style-name="P27">0.155825</text:p>
          </table:table-cell>
          <table:table-cell table:style-name="Table2.A2" office:value-type="string">
            <text:p text:style-name="P27">0.224466</text:p>
          </table:table-cell>
          <table:table-cell table:style-name="Table2.A2" office:value-type="string">
            <text:p text:style-name="P27">0.304192</text:p>
          </table:table-cell>
          <table:table-cell table:style-name="Table2.A2" office:value-type="string">
            <text:p text:style-name="P27">0.397548</text:p>
          </table:table-cell>
          <table:table-cell table:style-name="Table2.J2" office:value-type="string">
            <text:p text:style-name="P27">0.504493</text:p>
          </table:table-cell>
        </table:table-row>
        <table:table-row>
          <table:table-cell table:style-name="Table2.A4" office:value-type="string">
            <text:p text:style-name="P25">A3</text:p>
          </table:table-cell>
          <table:table-cell table:style-name="Table2.A4" office:value-type="string">
            <text:p text:style-name="P27">0.000072</text:p>
          </table:table-cell>
          <table:table-cell table:style-name="Table2.A4" office:value-type="string">
            <text:p text:style-name="P27">0.000145</text:p>
          </table:table-cell>
          <table:table-cell table:style-name="Table2.A4" office:value-type="string">
            <text:p text:style-name="P27">0.000217</text:p>
          </table:table-cell>
          <table:table-cell table:style-name="Table2.A4" office:value-type="string">
            <text:p text:style-name="P27">0.000288</text:p>
          </table:table-cell>
          <table:table-cell table:style-name="Table2.A4" office:value-type="string">
            <text:p text:style-name="P27">0.000361</text:p>
          </table:table-cell>
          <table:table-cell table:style-name="Table2.A4" office:value-type="string">
            <text:p text:style-name="P27">0.000429</text:p>
          </table:table-cell>
          <table:table-cell table:style-name="Table2.A4" office:value-type="string">
            <text:p text:style-name="P27">0.000538</text:p>
          </table:table-cell>
          <table:table-cell table:style-name="Table2.A4" office:value-type="string">
            <text:p text:style-name="P27">0.000611</text:p>
          </table:table-cell>
          <table:table-cell table:style-name="Table2.J4" office:value-type="string">
            <text:p text:style-name="P27">0.000681</text:p>
          </table:table-cell>
        </table:table-row>
      </table:table>
      <text:p text:style-name="P21"/>
      <text:p text:style-name="P22">See next page for graphs</text:p>
      <text:p text:style-name="P24"><draw:frame draw:style-name="fr1" draw:name="Object1" text:anchor-type="paragraph" svg:x="0.0354in" svg:y="-0.0083in" svg:width="6.2638in" svg:height="4.5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2"/>
      <text:p text:style-name="P22"><draw:frame draw:style-name="fr2" draw:name="Object2" text:anchor-type="paragraph" svg:width="6.2984in" svg:height="4.2457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a Bales</meta:initial-creator>
    <meta:creation-date>2016-01-11T17:09:46.812723369</meta:creation-date>
    <dc:date>2016-01-14T01:45:42.107232646</dc:date>
    <dc:creator>Helena Bales</dc:creator>
    <meta:editing-duration>PT23H41M27S</meta:editing-duration>
    <meta:editing-cycles>5</meta:editing-cycles>
    <meta:generator>LibreOffice/4.2.8.2$Linux_X86_64 LibreOffice_project/420m0$Build-2</meta:generator>
    <meta:document-statistic meta:table-count="2" meta:image-count="0" meta:object-count="2" meta:page-count="3" meta:paragraph-count="137" meta:word-count="360" meta:character-count="1698" meta:non-whitespace-character-count="14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1cm" svg:height="11.584cm" xlink:href="." xlink:type="simple" chart:class="chart:line" chart:style-name="ch1">
        <chart:title svg:x="4.789cm" svg:y="0.367cm" chart:style-name="ch2">
          <text:p>Experimental Runtime Analysis</text:p>
        </chart:title>
        <chart:legend chart:legend-position="end" svg:x="14.143cm" svg:y="4.995cm" style:legend-expansion="high" chart:style-name="ch3"/>
        <chart:plot-area chart:style-name="ch4" chart:data-source-has-labels="both" svg:x="1.329cm" svg:y="1.403cm" svg:width="12.496cm" svg:height="8.969cm">
          <chartooo:coordinate-region svg:x="2.056cm" svg:y="1.602cm" svg:width="11.398cm" svg:height="7.725cm"/>
          <chart:axis chart:dimension="x" chart:name="primary-x" chart:style-name="ch5" chartooo:axis-type="auto">
            <chartooo:date-scale/>
            <chart:title svg:x="7.427cm" svg:y="10.603cm" chart:style-name="ch6">
              <text:p>n</text:p>
            </chart:title>
            <chart:categories table:cell-range-address="local-table.$B$1:.$S$1"/>
            <chart:grid chart:style-name="ch7" chart:class="major"/>
          </chart:axis>
          <chart:axis chart:dimension="y" chart:name="primary-y" chart:style-name="ch5">
            <chart:title svg:x="0.451cm" svg:y="6.606cm" chart:style-name="ch8">
              <text:p>time (ms)</text:p>
            </chart:title>
            <chart:grid chart:style-name="ch7" chart:class="major"/>
          </chart:axis>
          <chart:series chart:style-name="ch9" chart:values-cell-range-address="local-table.$B$2:.$S$2" chart:label-cell-address="local-table.$A$2" chart:class="chart:line">
            <chart:data-point chart:repeated="18"/>
          </chart:series>
          <chart:series chart:style-name="ch10" chart:values-cell-range-address="local-table.$B$3:.$S$3" chart:label-cell-address="local-table.$A$3" chart:class="chart:line">
            <chart:data-point chart:repeated="18"/>
          </chart:series>
          <chart:series chart:style-name="ch11" chart:values-cell-range-address="local-table.$B$4:.$S$4" chart:label-cell-address="local-table.$A$4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</table:table-row>
          </table:table-header-rows>
          <table:table-rows>
            <table:table-row>
              <table:table-cell office:value-type="string">
                <text:p>A1</text:p>
              </table:table-cell>
              <table:table-cell office:value-type="float" office:value="0.001163">
                <text:p>0.001163</text:p>
              </table:table-cell>
              <table:table-cell office:value-type="float" office:value="0.008885">
                <text:p>0.008885</text:p>
              </table:table-cell>
              <table:table-cell office:value-type="float" office:value="0.028255">
                <text:p>0.028255</text:p>
              </table:table-cell>
              <table:table-cell office:value-type="float" office:value="0.064608">
                <text:p>0.064608</text:p>
              </table:table-cell>
              <table:table-cell office:value-type="float" office:value="0.12631">
                <text:p>0.12631</text:p>
              </table:table-cell>
              <table:table-cell office:value-type="float" office:value="0.216502">
                <text:p>0.216502</text:p>
              </table:table-cell>
              <table:table-cell office:value-type="float" office:value="0.342391">
                <text:p>0.342391</text:p>
              </table:table-cell>
              <table:table-cell office:value-type="float" office:value="0.510172">
                <text:p>0.510172</text:p>
              </table:table-cell>
              <table:table-cell office:value-type="float" office:value="0.724427">
                <text:p>0.72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2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256">
                <text:p>0.000256</text:p>
              </table:table-cell>
              <table:table-cell office:value-type="float" office:value="0.000567">
                <text:p>0.000567</text:p>
              </table:table-cell>
              <table:table-cell office:value-type="float" office:value="0.001003">
                <text:p>0.001003</text:p>
              </table:table-cell>
              <table:table-cell office:value-type="float" office:value="0.00158">
                <text:p>0.00158</text:p>
              </table:table-cell>
              <table:table-cell office:value-type="float" office:value="0.002266">
                <text:p>0.002266</text:p>
              </table:table-cell>
              <table:table-cell office:value-type="float" office:value="0.003147">
                <text:p>0.003147</text:p>
              </table:table-cell>
              <table:table-cell office:value-type="float" office:value="0.005534">
                <text:p>0.005534</text:p>
              </table:table-cell>
              <table:table-cell office:value-type="float" office:value="0.00545">
                <text:p>0.00545</text:p>
              </table:table-cell>
              <table:table-cell office:value-type="float" office:value="0.006772">
                <text:p>0.006772</text:p>
              </table:table-cell>
              <table:table-cell office:value-type="float" office:value="0.024944">
                <text:p>0.024944</text:p>
              </table:table-cell>
              <table:table-cell office:value-type="float" office:value="0.056858">
                <text:p>0.056858</text:p>
              </table:table-cell>
              <table:table-cell office:value-type="float" office:value="0.100243">
                <text:p>0.100243</text:p>
              </table:table-cell>
              <table:table-cell office:value-type="float" office:value="0.155825">
                <text:p>0.155825</text:p>
              </table:table-cell>
              <table:table-cell office:value-type="float" office:value="0.224466">
                <text:p>0.224466</text:p>
              </table:table-cell>
              <table:table-cell office:value-type="float" office:value="0.304192">
                <text:p>0.304192</text:p>
              </table:table-cell>
              <table:table-cell office:value-type="float" office:value="0.397548">
                <text:p>0.397548</text:p>
              </table:table-cell>
              <table:table-cell office:value-type="float" office:value="0.504493">
                <text:p>0.504493</text:p>
              </table:table-cell>
            </table:table-row>
            <table:table-row>
              <table:table-cell office:value-type="string">
                <text:p>A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217">
                <text:p>0.000217</text:p>
              </table:table-cell>
              <table:table-cell office:value-type="float" office:value="0.000288">
                <text:p>0.000288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538">
                <text:p>0.000538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681">
                <text:p>0.0006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784cm" xlink:href="." xlink:type="simple" chart:class="chart:line" chart:style-name="ch1">
        <chart:title svg:x="4.833cm" svg:y="0.35cm" chart:style-name="ch2">
          <text:p>Experimental Runtime Analysis
Log Scale</text:p>
        </chart:title>
        <chart:legend chart:legend-position="end" svg:x="14.231cm" svg:y="4.595cm" style:legend-expansion="high" chart:style-name="ch3"/>
        <chart:plot-area chart:style-name="ch4" chart:data-source-has-labels="both" svg:x="1.33cm" svg:y="1.9cm" svg:width="12.582cm" svg:height="7.688cm">
          <chartooo:coordinate-region svg:x="2.242cm" svg:y="2.099cm" svg:width="11.298cm" svg:height="6.444cm"/>
          <chart:axis chart:dimension="x" chart:name="primary-x" chart:style-name="ch5" chartooo:axis-type="auto">
            <chartooo:date-scale/>
            <chart:title svg:x="7.471cm" svg:y="9.803cm" chart:style-name="ch6">
              <text:p>n</text:p>
            </chart:title>
            <chart:categories table:cell-range-address="local-table.$B$1:.$S$1"/>
            <chart:grid chart:style-name="ch7" chart:class="major"/>
          </chart:axis>
          <chart:axis chart:dimension="y" chart:name="primary-y" chart:style-name="ch8">
            <chart:title svg:x="0.451cm" svg:y="6.463cm" chart:style-name="ch9">
              <text:p>time (ms)</text:p>
            </chart:title>
            <chart:grid chart:style-name="ch7" chart:class="major"/>
          </chart:axis>
          <chart:series chart:style-name="ch10" chart:values-cell-range-address="local-table.$B$2:.$S$2" chart:label-cell-address="local-table.$A$2" chart:class="chart:line">
            <chart:data-point chart:repeated="18"/>
          </chart:series>
          <chart:series chart:style-name="ch11" chart:values-cell-range-address="local-table.$B$3:.$S$3" chart:label-cell-address="local-table.$A$3" chart:class="chart:line">
            <chart:data-point chart:repeated="18"/>
          </chart:series>
          <chart:series chart:style-name="ch12" chart:values-cell-range-address="local-table.$B$4:.$S$4" chart:label-cell-address="local-table.$A$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</table:table-row>
          </table:table-header-rows>
          <table:table-rows>
            <table:table-row>
              <table:table-cell office:value-type="string">
                <text:p>A1</text:p>
              </table:table-cell>
              <table:table-cell office:value-type="float" office:value="0.001163">
                <text:p>0.001163</text:p>
              </table:table-cell>
              <table:table-cell office:value-type="float" office:value="0.008885">
                <text:p>0.008885</text:p>
              </table:table-cell>
              <table:table-cell office:value-type="float" office:value="0.028255">
                <text:p>0.028255</text:p>
              </table:table-cell>
              <table:table-cell office:value-type="float" office:value="0.064608">
                <text:p>0.064608</text:p>
              </table:table-cell>
              <table:table-cell office:value-type="float" office:value="0.12631">
                <text:p>0.12631</text:p>
              </table:table-cell>
              <table:table-cell office:value-type="float" office:value="0.216502">
                <text:p>0.216502</text:p>
              </table:table-cell>
              <table:table-cell office:value-type="float" office:value="0.342391">
                <text:p>0.342391</text:p>
              </table:table-cell>
              <table:table-cell office:value-type="float" office:value="0.510172">
                <text:p>0.510172</text:p>
              </table:table-cell>
              <table:table-cell office:value-type="float" office:value="0.724427">
                <text:p>0.72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2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256">
                <text:p>0.000256</text:p>
              </table:table-cell>
              <table:table-cell office:value-type="float" office:value="0.000567">
                <text:p>0.000567</text:p>
              </table:table-cell>
              <table:table-cell office:value-type="float" office:value="0.001003">
                <text:p>0.001003</text:p>
              </table:table-cell>
              <table:table-cell office:value-type="float" office:value="0.00158">
                <text:p>0.00158</text:p>
              </table:table-cell>
              <table:table-cell office:value-type="float" office:value="0.002266">
                <text:p>0.002266</text:p>
              </table:table-cell>
              <table:table-cell office:value-type="float" office:value="0.003147">
                <text:p>0.003147</text:p>
              </table:table-cell>
              <table:table-cell office:value-type="float" office:value="0.005534">
                <text:p>0.005534</text:p>
              </table:table-cell>
              <table:table-cell office:value-type="float" office:value="0.00545">
                <text:p>0.00545</text:p>
              </table:table-cell>
              <table:table-cell office:value-type="float" office:value="0.006772">
                <text:p>0.006772</text:p>
              </table:table-cell>
              <table:table-cell office:value-type="float" office:value="0.024944">
                <text:p>0.024944</text:p>
              </table:table-cell>
              <table:table-cell office:value-type="float" office:value="0.056858">
                <text:p>0.056858</text:p>
              </table:table-cell>
              <table:table-cell office:value-type="float" office:value="0.100243">
                <text:p>0.100243</text:p>
              </table:table-cell>
              <table:table-cell office:value-type="float" office:value="0.155825">
                <text:p>0.155825</text:p>
              </table:table-cell>
              <table:table-cell office:value-type="float" office:value="0.224466">
                <text:p>0.224466</text:p>
              </table:table-cell>
              <table:table-cell office:value-type="float" office:value="0.304192">
                <text:p>0.304192</text:p>
              </table:table-cell>
              <table:table-cell office:value-type="float" office:value="0.397548">
                <text:p>0.397548</text:p>
              </table:table-cell>
              <table:table-cell office:value-type="float" office:value="0.504493">
                <text:p>0.504493</text:p>
              </table:table-cell>
            </table:table-row>
            <table:table-row>
              <table:table-cell office:value-type="string">
                <text:p>A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217">
                <text:p>0.000217</text:p>
              </table:table-cell>
              <table:table-cell office:value-type="float" office:value="0.000288">
                <text:p>0.000288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538">
                <text:p>0.000538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681">
                <text:p>0.000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